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DocMaker.newdoc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DocMaker.getNextDo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DocMaker.resetInp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DocMaker.numUniqueTex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